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1pt" fo:font-style="normal" style:text-underline-style="none" fo:font-weight="normal" officeooo:paragraph-rsid="000ca8f8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text-properties fo:font-size="11pt" fo:font-style="normal" style:text-underline-style="none" fo:font-weight="normal" officeooo:rsid="000ca8f8" officeooo:paragraph-rsid="000ca8f8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fo:font-size="11pt" fo:font-style="normal" style:text-underline-style="none" fo:font-weight="normal" officeooo:rsid="000d6a39" officeooo:paragraph-rsid="000d6a39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fo:font-size="11pt" fo:font-style="normal" style:text-underline-style="none" fo:font-weight="normal" officeooo:rsid="000d6a39" officeooo:paragraph-rsid="000d6a39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0ca8f8" officeooo:paragraph-rsid="000ca8f8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none" fo:font-weight="normal" officeooo:rsid="000ca8f8" officeooo:paragraph-rsid="000ca8f8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ize="12pt" fo:font-style="italic" style:text-underline-style="none" fo:font-weight="normal" officeooo:rsid="000d6a39" officeooo:paragraph-rsid="000d6a39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ca8f8"/>
    </style:style>
    <style:style style:name="T2" style:family="text">
      <style:text-properties fo:font-weight="bold" officeooo:rsid="000ca8f8" style:font-weight-asian="bold" style:font-weight-complex="bold"/>
    </style:style>
    <style:style style:name="T3" style:family="text">
      <style:text-properties officeooo:rsid="000e4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3. Arbeitsschutz</text:p>
      <text:p text:style-name="P5"/>
      <text:p text:style-name="P6"/>
      <text:p text:style-name="P6">3.1 Technischer Arbeitsschutz:</text:p>
      <text:p text:style-name="P6"/>
      <text:p text:style-name="P1"><text:span text:style-name="T2">·</text:span><text:span text:style-name="T1"> Ziel: <text:tab/>Schutz des arbeitenden Mensc</text:span><text:span text:style-name="T3">h</text:span><text:span text:style-name="T1">en vor gesundheitlichen Schäden durch technische <text:tab/>Einrichtungen (Anlagen, Fahrzeuge, Werkzeuge, Arbeitsmaterial, usw.)</text:span></text:p>
      <text:p text:style-name="P2"/>
      <text:p text:style-name="P2">→ Verhinderung von Arbeitsunfällen und Berufskrankheite<text:span text:style-name="T3">n</text:span></text:p>
      <text:p text:style-name="P2"/>
      <text:p text:style-name="P2"><text:tab/>· wesentliche Gesetze und Verordnungen:</text:p>
      <text:p text:style-name="P2"/>
      <text:p text:style-name="P2"><text:tab/><text:tab/>- Gewerbeordnung</text:p>
      <text:p text:style-name="P2"><text:tab/><text:tab/>- Gerätesicherheitsgesetz (GSG)</text:p>
      <text:p text:style-name="P2"><text:tab/><text:tab/>- Arbeitsstättenversicherung</text:p>
      <text:p text:style-name="P2"><text:tab/><text:tab/>- Chemikaliengesetz und Gefahrenstoffverordnung</text:p>
      <text:p text:style-name="P2"><text:tab/><text:tab/>- Unfallverhütungsvorschriften (UVV)</text:p>
      <text:p text:style-name="P2"/>
      <text:p text:style-name="P2">Überwachung und Beratung: Gewerbebeaufsichtsämter und Berufsgenossenschaften.</text:p>
      <text:p text:style-name="P2"/>
      <text:p text:style-name="P3"/>
      <text:p text:style-name="P7">3.2 Sozialer Arbeitsschutz (Personenschutz)</text:p>
      <text:p text:style-name="P7"/>
      <text:p text:style-name="P4">· Aufgabe:<text:tab/><text:tab/><text:tab/>Schutz vor körperlicher und seelischer Überforderung</text:p>
      <text:p text:style-name="P4"/>
      <text:p text:style-name="P4">· wesentliche Gesetze:</text:p>
      <text:p text:style-name="P4"><text:tab/></text:p>
      <text:p text:style-name="P4"><text:tab/>- Arbeitszeitgesetz</text:p>
      <text:p text:style-name="P4"><text:tab/>- Frauen- und Mutterschutz (Grundgesetz)</text:p>
      <text:p text:style-name="P4"><text:tab/>- Gesetz über Erziehungsgeld und -urlaub</text:p>
      <text:p text:style-name="P4"><text:tab/>- Jugendarbeitsschutzgeset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10T13:50:43</meta:creation-date>
    <dc:date>2012-11-26T10:54:38</dc:date>
    <dc:creator>Dennis Diehm</dc:creator>
    <meta:editing-duration>PT13M16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19" meta:word-count="83" meta:character-count="804" meta:non-whitespace-character-count="719"/>
  </office:meta>
</office:document-meta>
</file>